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damentos de Biologia II<text:tab/><text:tab/>25/08/2015</text:p>
      <text:p text:style-name="Standard">Professor Pedrinni</text:p>
      <text:p text:style-name="Standard">Aula1</text:p>
      <text:p text:style-name="Standard"/>
      <text:p text:style-name="Standard">-Sistema de Classificacao de Vegetais</text:p>
      <text:p text:style-name="Standard">-Theophrastus <text:s/>Aristoteles classificavam os vegetais em arvores, ervas e arbustos</text:p>
      <text:p text:style-name="Standard">-Copeland</text:p>
      <text:p text:style-name="Standard">-Whittaker</text:p>
      <text:p text:style-name="Standard">-Sistema de Classificacao em Algas (Le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rol</meta:initial-creator>
    <meta:creation-date>2015-08-25T16:54:18</meta:creation-date>
    <meta:document-statistic meta:table-count="0" meta:image-count="0" meta:object-count="0" meta:page-count="1" meta:paragraph-count="8" meta:word-count="31" meta:character-count="238"/>
    <dc:date>2015-08-25T16:59:26</dc:date>
    <dc:creator>Andre Korol</dc:creator>
    <meta:editing-duration>PT00H05M10S</meta:editing-duration>
    <meta:editing-cycles>1</meta:editing-cycles>
    <meta:generator>OpenOffice.org/3.2$Linux OpenOffice.org_project/320m12$Build-9483</meta:generator>
  </office:meta>
</office:document-meta>
</file>